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R=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_diff</text:p>
          </table:table-cell>
          <table:table-cell table:number-columns-repeated="16377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1.0999999999999999E-2" table:formula="of:=[.A4]+0.01" table:style-name="ce1">
            <text:p>0,011</text:p>
          </table:table-cell>
          <table:table-cell office:value-type="float" office:value="0.01" table:formula="of:=[.A4]*[.$B$1]" table:style-name="ce1">
            <text:p>0,01</text:p>
          </table:table-cell>
          <table:table-cell office:value-type="float" office:value="0.10999999999999999" table:formula="of:=[.B4]*[.$B$1]" table:style-name="ce1">
            <text:p>0,11</text:p>
          </table:table-cell>
          <table:table-cell office:value-type="float" office:value="8.1840000000000011" table:formula="of:=1023*[.C4]/1.25" table:style-name="ce1">
            <text:p>8,184</text:p>
          </table:table-cell>
          <table:table-cell office:value-type="float" office:value="90.023999999999987" table:formula="of:=1023*[.D4]/1.25" table:style-name="ce1">
            <text:p>90,024</text:p>
          </table:table-cell>
          <table:table-cell office:value-type="float" office:value="81.839999999999989" table:formula="of:=[.F4]-[.E4]" table:style-name="ce1">
            <text:p>81,84</text:p>
          </table:table-cell>
          <table:table-cell table:number-columns-repeated="16377"/>
        </table:table-row>
        <table:table-row table:style-name="ro1">
          <table:table-cell office:value-type="float" office:value="2E-3" table:style-name="ce1">
            <text:p>0,002</text:p>
          </table:table-cell>
          <table:table-cell office:value-type="float" office:value="1.2E-2" table:formula="of:=[.A5]+0.01" table:style-name="ce1">
            <text:p>0,012</text:p>
          </table:table-cell>
          <table:table-cell office:value-type="float" office:value="0.02" table:formula="of:=[.A5]*[.$B$1]" table:style-name="ce1">
            <text:p>0,02</text:p>
          </table:table-cell>
          <table:table-cell office:value-type="float" office:value="0.12" table:formula="of:=[.B5]*[.$B$1]" table:style-name="ce1">
            <text:p>0,12</text:p>
          </table:table-cell>
          <table:table-cell office:value-type="float" office:value="16.368000000000002" table:formula="of:=1023*[.C5]/1.25" table:style-name="ce1">
            <text:p>16,368</text:p>
          </table:table-cell>
          <table:table-cell office:value-type="float" office:value="98.207999999999998" table:formula="of:=1023*[.D5]/1.25" table:style-name="ce1">
            <text:p>98,208</text:p>
          </table:table-cell>
          <table:table-cell office:value-type="float" office:value="81.84" table:formula="of:=[.F5]-[.E5]" table:style-name="ce1">
            <text:p>81,84</text:p>
          </table:table-cell>
          <table:table-cell table:number-columns-repeated="16377"/>
        </table:table-row>
        <table:table-row table:style-name="ro1">
          <table:table-cell office:value-type="float" office:value="5.0000000000000001E-3" table:style-name="ce1">
            <text:p>0,005</text:p>
          </table:table-cell>
          <table:table-cell office:value-type="float" office:value="1.4999999999999999E-2" table:formula="of:=[.A6]+0.01" table:style-name="ce1">
            <text:p>0,015</text:p>
          </table:table-cell>
          <table:table-cell office:value-type="float" office:value="0.05" table:formula="of:=[.A6]*[.$B$1]" table:style-name="ce1">
            <text:p>0,05</text:p>
          </table:table-cell>
          <table:table-cell office:value-type="float" office:value="0.15" table:formula="of:=[.B6]*[.$B$1]" table:style-name="ce1">
            <text:p>0,15</text:p>
          </table:table-cell>
          <table:table-cell office:value-type="float" office:value="40.92" table:formula="of:=1023*[.C6]/1.25" table:style-name="ce1">
            <text:p>40,92</text:p>
          </table:table-cell>
          <table:table-cell office:value-type="float" office:value="122.75999999999999" table:formula="of:=1023*[.D6]/1.25" table:style-name="ce1">
            <text:p>122,76</text:p>
          </table:table-cell>
          <table:table-cell office:value-type="float" office:value="81.839999999999989" table:formula="of:=[.F6]-[.E6]" table:style-name="ce1">
            <text:p>81,84</text:p>
          </table:table-cell>
          <table:table-cell table:number-columns-repeated="16377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0.02" table:formula="of:=[.A7]+0.01" table:style-name="ce1">
            <text:p>0,02</text:p>
          </table:table-cell>
          <table:table-cell office:value-type="float" office:value="0.1" table:formula="of:=[.A7]*[.$B$1]" table:style-name="ce1">
            <text:p>0,1</text:p>
          </table:table-cell>
          <table:table-cell office:value-type="float" office:value="0.2" table:formula="of:=[.B7]*[.$B$1]" table:style-name="ce1">
            <text:p>0,2</text:p>
          </table:table-cell>
          <table:table-cell office:value-type="float" office:value="81.84" table:formula="of:=1023*[.C7]/1.25" table:style-name="ce1">
            <text:p>81,84</text:p>
          </table:table-cell>
          <table:table-cell office:value-type="float" office:value="163.68" table:formula="of:=1023*[.D7]/1.25" table:style-name="ce1">
            <text:p>163,68</text:p>
          </table:table-cell>
          <table:table-cell office:value-type="float" office:value="81.84" table:formula="of:=[.F7]-[.E7]" table:style-name="ce1">
            <text:p>81,84</text:p>
          </table:table-cell>
          <table:table-cell table:number-columns-repeated="16377"/>
        </table:table-row>
        <table:table-row table:style-name="ro1">
          <table:table-cell office:value-type="float" office:value="2.5000000000000001E-2" table:style-name="ce1">
            <text:p>0,025</text:p>
          </table:table-cell>
          <table:table-cell office:value-type="float" office:value="3.5000000000000003E-2" table:formula="of:=[.A8]+0.01" table:style-name="ce1">
            <text:p>0,035</text:p>
          </table:table-cell>
          <table:table-cell office:value-type="float" office:value="0.25" table:formula="of:=[.A8]*[.$B$1]" table:style-name="ce1">
            <text:p>0,25</text:p>
          </table:table-cell>
          <table:table-cell office:value-type="float" office:value="0.35000000000000003" table:formula="of:=[.B8]*[.$B$1]" table:style-name="ce1">
            <text:p>0,35</text:p>
          </table:table-cell>
          <table:table-cell office:value-type="float" office:value="204.6" table:formula="of:=1023*[.C8]/1.25" table:style-name="ce1">
            <text:p>204,6</text:p>
          </table:table-cell>
          <table:table-cell office:value-type="float" office:value="286.44" table:formula="of:=1023*[.D8]/1.25" table:style-name="ce1">
            <text:p>286,44</text:p>
          </table:table-cell>
          <table:table-cell office:value-type="float" office:value="81.84" table:formula="of:=[.F8]-[.E8]" table:style-name="ce1">
            <text:p>81,8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11" table:formula="of:=[.A10]+0.01" table:style-name="ce1">
            <text:p>0,11</text:p>
          </table:table-cell>
          <table:table-cell office:value-type="float" office:value="1" table:formula="of:=[.A10]*[.$B$1]" table:style-name="ce1">
            <text:p>1</text:p>
          </table:table-cell>
          <table:table-cell office:value-type="float" office:value="1.1000000000000001" table:formula="of:=[.B10]*[.$B$1]" table:style-name="ce1">
            <text:p>1,1</text:p>
          </table:table-cell>
          <table:table-cell office:value-type="float" office:value="818.4" table:formula="of:=1023*[.C10]/1.25" table:style-name="ce1">
            <text:p>818,4</text:p>
          </table:table-cell>
          <table:table-cell office:value-type="float" office:value="900.24000000000012" table:formula="of:=1023*[.D10]/1.25" table:style-name="ce1">
            <text:p>900,24</text:p>
          </table:table-cell>
          <table:table-cell office:value-type="float" office:value="81.840000000000146" table:formula="of:=[.F10]-[.E10]" table:style-name="ce1">
            <text:p>81,84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Hottgenroth, Wolfgang</dc:creator>
    <meta:creation-date>2020-08-10T22:39:04Z</meta:creation-date>
    <dc:date>2020-08-17T12:00:37Z</dc:date>
    <meta:editing-cycles>1</meta:editing-cycles>
    <meta:editing-duration>PT0S</meta:editing-duration>
  </office:meta>
</office:document-meta>
</file>